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, 'Helvetica Neue', Helvetica, sans-serif"/>
    <style:font-face style:name="Arial1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ourier New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 fo:font-size="8pt" style:font-size-asian="8pt" style:font-size-complex="8pt"/>
    </style:style>
    <style:style style:name="P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Courier New1" fo:font-size="8pt" fo:letter-spacing="normal" fo:font-style="normal" fo:font-weight="normal" style:font-size-asian="8pt" style:font-size-complex="8pt"/>
    </style:style>
    <style:style style:name="P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Courier New1" fo:font-size="8pt" fo:letter-spacing="normal" fo:font-style="normal" fo:font-weight="normal" style:font-size-asian="8pt" style:font-size-complex="8pt"/>
    </style:style>
    <style:style style:name="P8" style:family="paragraph" style:parent-style-name="Preformatted_20_Text">
      <style:paragraph-properties loext:contextual-spacing="false" fo:margin-top="0cm" fo:margin-bottom="0.499cm" fo:background-color="#ffffff" fo:padding-left="0cm" fo:padding-right="0cm" fo:padding-top="0cm" fo:padding-bottom="0.074cm" fo:border-left="none" fo:border-right="none" fo:border-top="none" fo:border-bottom="0.002cm solid #000000" style:join-border="false">
        <style:background-image/>
      </style:paragraph-properties>
      <style:text-properties fo:color="#000000" style:font-name="Courier New1" fo:font-size="8pt" style:font-size-asian="8pt" style:font-size-complex="8pt"/>
    </style:style>
    <style:style style:name="P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urier New1" fo:font-size="8pt" style:font-size-asian="8pt" style:font-size-complex="8pt"/>
    </style:style>
    <style:style style:name="P10" style:family="paragraph" style:parent-style-name="Text_20_body">
      <style:text-properties style:font-name="Courier New1" fo:font-size="8pt" style:font-size-asian="8pt" style:font-size-complex="8pt"/>
    </style:style>
    <style:style style:name="P11" style:family="paragraph" style:parent-style-name="Text_20_body">
      <style:paragraph-properties fo:margin-left="0cm" fo:margin-right="0cm" fo:margin-top="0.09cm" fo:margin-bottom="0.09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2" fo:font-size="8.19999980926514pt" fo:letter-spacing="normal" fo:font-style="normal" fo:font-weight="normal"/>
    </style:style>
    <style:style style:name="P12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80" fo:font-weight="bold"/>
    </style:style>
    <style:style style:name="T4" style:family="text">
      <style:text-properties fo:color="#660e7a" fo:font-style="italic"/>
    </style:style>
    <style:style style:name="T5" style:family="text">
      <style:text-properties fo:color="#660e7a" fo:font-weight="bold"/>
    </style:style>
    <style:style style:name="T6" style:family="text">
      <style:text-properties fo:color="#008000" fo:font-weight="bold"/>
    </style:style>
    <style:style style:name="T7" style:family="text">
      <style:text-properties fo:color="#0000ff"/>
    </style:style>
    <style:style style:name="T8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Courier New1" fo:letter-spacing="normal" fo:font-style="normal" fo:font-weight="normal"/>
    </style:style>
    <style:style style:name="T10" style:family="text">
      <style:text-properties style:font-name="Courier New1" fo:font-size="8pt" style:font-size-asian="8pt" style:font-size-complex="8pt"/>
    </style:style>
    <style:style style:name="T11" style:family="text">
      <style:text-properties style:font-name="Courier New1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Consolas" fo:font-size="8.19999980926514pt" fo:background-color="#eff0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600515926207846823" text:style-name="Outline">
        <text:list-item>
          <text:h text:style-name="P12" text:outline-level="1">IconButton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18-07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3"/>
      <text:p text:style-name="P4">Widget botonFecha(BuildContext context, seteoController(String mifec)) {</text:p>
      <text:p text:style-name="P4"><text:s text:c="2"/><text:span text:style-name="T3">return new </text:span>IconButton(</text:p>
      <text:p text:style-name="P4"><text:s text:c="4"/>icon: <text:span text:style-name="T3">new </text:span>Icon(Icons.<text:span text:style-name="T4">date_range</text:span>),</text:p>
      <text:p text:style-name="P4"><text:s text:c="4"/>tooltip: <text:span text:style-name="T6">'Calcular'</text:span>,</text:p>
      <text:p text:style-name="P4"><text:s text:c="4"/>onPressed: (() {</text:p>
      <text:p text:style-name="P4"><text:s text:c="6"/>String fec;</text:p>
      <text:p text:style-name="P4"><text:s text:c="6"/><text:span text:style-name="T3">if</text:span>(<text:span text:style-name="T5">fto</text:span>==Formatos.<text:span text:style-name="T5">FechaUsa</text:span>) <text:s/>fec=<text:span text:style-name="T6">"</text:span>${<text:span text:style-name="T5">ahora</text:span>[<text:span text:style-name="T7">1</text:span>]}${<text:span text:style-name="T5">ahora</text:span>[<text:span text:style-name="T7">0</text:span>]}<text:span text:style-name="T6">/</text:span>${<text:span text:style-name="T5">ahora</text:span>[<text:span text:style-name="T7">2</text:span>]}<text:span text:style-name="T6">"</text:span>;</text:p>
      <text:p text:style-name="P4"><text:s text:c="6"/><text:span text:style-name="T3">else </text:span>fec=<text:span text:style-name="T6">"</text:span>${<text:span text:style-name="T5">ahora</text:span>[<text:span text:style-name="T7">0</text:span>]}${<text:span text:style-name="T5">ahora</text:span>[<text:span text:style-name="T7">1</text:span>]}<text:span text:style-name="T6">/</text:span>${<text:span text:style-name="T5">ahora</text:span>[<text:span text:style-name="T7">2</text:span>]}<text:span text:style-name="T6">"</text:span>;</text:p>
      <text:p text:style-name="P4"><text:s text:c="6"/>seteoController(fec);</text:p>
      <text:p text:style-name="P4"><text:s text:c="4"/>}),</text:p>
      <text:p text:style-name="P4"><text:s text:c="2"/>);</text:p>
      <text:p text:style-name="P8">}</text:p>
      <text:p text:style-name="P2"><text:span text:style-name="T8">Use the `Icon` widget instead. You may have to update you constructor accordingly:</text:span><text:line-break/><text:line-break/><text:span text:style-name="T9">buildButtonColumn(Icon(Icons.call, color: Colors.green), 'CALL'),</text:span></text:p>
      <text:p text:style-name="P6">buildButtonColumn(Icon(Icons.near_me, color: Colors.blue), 'ROUTE'),</text:p>
      <text:p text:style-name="P6">buildButtonColumn(Icon(Icons.share, color: Colors.red), 'SHARE'),</text:p>
      <text:p text:style-name="P5">__________________________________________________________________</text:p>
      <text:p text:style-name="P5"><text:s text:c="3"/>Coloca el themeData mas cercano en el boton</text:p>
      <text:p text:style-name="P5"><text:span text:style-name="T10">return new </text:span><text:span text:style-name="T11">IconTheme</text:span><text:span text:style-name="T10">(</text:span></text:p>
      <text:p text:style-name="P6"><text:s text:c="5"/>data: new <text:span text:style-name="T12">IconThemeData</text:span>(color: Theme.of(context).accentColor),</text:p>
      <text:p text:style-name="P6"><text:s text:c="4"/>child: new Container(</text:p>
      <text:p text:style-name="P6"><text:s text:c="5"/>child: new Row(</text:p>
      <text:p text:style-name="P6"><text:s text:c="7"/>children: &lt;Widget&gt;[</text:p>
      <text:p text:style-name="P6"><text:s text:c="8"/>new Flexible( </text:p>
      <text:p text:style-name="P6"><text:s text:c="8"/>child: new TextField(</text:p>
      <text:p text:style-name="P6"><text:s text:c="10"/>controller: _textController,</text:p>
      <text:p text:style-name="P6"><text:s text:c="10"/>onChanged: (String text){</text:p>
      <text:p text:style-name="P6"><text:s text:c="12"/>setState(() {</text:p>
      <text:p text:style-name="P6"><text:s text:c="26"/>_isTyped = text.length &gt; 0;</text:p>
      <text:p text:style-name="P6"><text:s text:c="24"/>});</text:p>
      <text:p text:style-name="P6"><text:s text:c="10"/>},</text:p>
      <text:p text:style-name="P6"><text:s text:c="10"/>decoration: new InputDecoration.collapsed(hintText: "Enviar mensaje"),</text:p>
      <text:p text:style-name="P6"><text:s text:c="8"/>)</text:p>
      <text:p text:style-name="P6"><text:s text:c="7"/>,</text:p>
      <text:p text:style-name="P6"><text:s text:c="5"/>),</text:p>
      <text:p text:style-name="P6"><text:s text:c="5"/>new Container(</text:p>
      <text:p text:style-name="P6"><text:s text:c="7"/>child: new IconButton(</text:p>
      <text:p text:style-name="P6"><text:s text:c="9"/>icon: new Icon(Icons.send),</text:p>
      <text:p text:style-name="P6"><text:s text:c="9"/>onPressed: _isTyped ?</text:p>
      <text:p text:style-name="P6"><text:s text:c="10"/>() =&gt; _handledSubmit(_textController.text) :</text:p>
      <text:p text:style-name="P6"><text:s text:c="10"/>null,</text:p>
      <text:p text:style-name="P6"><text:s text:c="7"/>),</text:p>
      <text:p text:style-name="P6"><text:s text:c="5"/>)</text:p>
      <text:p text:style-name="P6"><text:s text:c="5"/>]),</text:p>
      <text:p text:style-name="P6"><text:s text:c="3"/>)); </text:p>
      <text:p text:style-name="P5"><text:s text:c="2"/>}</text:p>
      <text:p text:style-name="P9">previamente el themedata en el principa se definia como</text:p>
      <text:p text:style-name="P10"><text:span text:style-name="Source_20_Text"><text:span text:style-name="T13">var theme = Theme.of(context); Theme( data: theme.copyWith(iconTheme: theme.iconTheme.copyWith(size: 18.0), child: Stepper(…) ), </text:span></text:span></text:p>
      <text:p text:style-name="P1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, 'Helvetica Neue', Helvetica, sans-serif"/>
    <style:font-face style:name="Arial1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8</meta:editing-cycles>
    <meta:creation-date>2018-03-07T12:45:00</meta:creation-date>
    <dc:date>2019-02-24T02:10:53</dc:date>
    <meta:editing-duration>PT7H57M31S</meta:editing-duration>
    <meta:generator>OpenOffice/4.1.6$Unix OpenOffice.org_project/416m1$Build-9790</meta:generator>
    <meta:document-statistic meta:table-count="0" meta:image-count="0" meta:object-count="0" meta:page-count="2" meta:paragraph-count="56" meta:word-count="161" meta:character-count="1807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